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376" officeooo:paragraph-rsid="000d9376"/>
    </style:style>
    <style:style style:name="P2" style:family="paragraph" style:parent-style-name="Standard">
      <style:text-properties officeooo:rsid="000faa51" officeooo:paragraph-rsid="000faa51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officeooo:rsid="000ed42b"/>
    </style:style>
    <style:style style:name="T2" style:family="text">
      <style:text-properties officeooo:rsid="000faa51"/>
    </style:style>
    <style:style style:name="T3" style:family="text">
      <style:text-properties officeooo:rsid="00117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)</text:span> source <text:span text:style-name="T3">~</text:span>/catkin_sop/devel/setup.bash</text:p>
      <text:p text:style-name="Standard"/>
      <text:p text:style-name="P3"><text:span text:style-name="T2">2) </text:span>roslaunch turtlebot3_gazebo turtlebot3_empty_world.launch // <text:s/><text:span text:style-name="T1">for turtle bot</text:span></text:p>
      <text:p text:style-name="P2"/>
      <text:p text:style-name="P4"><text:s/><text:span text:style-name="T2">or</text:span></text:p>
      <text:p text:style-name="P4"/>
      <text:p text:style-name="P3">roslaunch innok_heros_gazebo innok_heros_gazebo.launch // <text:span text:style-name="T1">for bicycle model</text:span></text:p>
      <text:p text:style-name="Standard"/>
      <text:p text:style-name="P1"><text:span text:style-name="T2">3) </text:span>run matlab program <text:span text:style-name="T2">in matlab: <text:s/>MPCGazeboObstacle.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14:04:20.184623748</meta:creation-date>
    <dc:date>2022-12-10T11:43:38.339124329</dc:date>
    <meta:editing-duration>PT21M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6" meta:character-count="249" meta:non-whitespace-character-count="225"/>
  </office:meta>
</office:document-meta>
</file>